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margin-left="0.4925in" fo:margin-right="0in" fo:text-indent="0in" style:auto-text-indent="false"/>
      <style:text-properties style:font-name="Arial"/>
    </style:style>
    <style:style style:name="P4" style:family="paragraph" style:parent-style-name="Header">
      <style:text-properties style:font-name="Arial"/>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City of Austin Dashboard</text:span></text:p>
      <text:p text:style-name="P2">What Grades is the City Making in its Basic Measures &amp; Serving its Citizens?</text:p>
      <text:p text:style-name="P1"/>
      <text:p text:style-name="P1"><text:span text:style-name="T1">Directions: </text:span>With your group, look at the 2016-2017 proposed budget City of Austin Dashboard Measures. This chart provides a basic and clear way for you and your peers to analyze where the City of Austin is doing well, and where it still needs to improve. Take about 15 minutes to look over the dashboard together, and individually take notes on the following questions below.</text:p>
      <text:p text:style-name="P1"/>
      <text:p text:style-name="P1">1. Thinking back to your introduction cards, what do you know is happening with the city for each of these measures?</text:p>
      <text:p text:style-name="P3">a. Public Safety:</text:p>
      <text:p text:style-name="P3"/>
      <text:p text:style-name="P3"/>
      <text:p text:style-name="P3">b. Community Services:</text:p>
      <text:p text:style-name="P3"/>
      <text:p text:style-name="P3"/>
      <text:p text:style-name="P3">c. Development Services:</text:p>
      <text:p text:style-name="P3"/>
      <text:p text:style-name="P3"/>
      <text:p text:style-name="P3">d. Mobility &amp; Infrastructure:</text:p>
      <text:p text:style-name="P3"/>
      <text:p text:style-name="P3"/>
      <text:p text:style-name="P3">e. Utilities &amp; Major Businesses:</text:p>
      <text:p text:style-name="P3"/>
      <text:p text:style-name="P1"/>
      <text:p text:style-name="P1">2. Overall, what do you notice that the city is doing well?</text:p>
      <text:p text:style-name="P1"/>
      <text:p text:style-name="P1"/>
      <text:p text:style-name="P1"/>
      <text:p text:style-name="P1">3. What are 5 measures need the most improvement? Explain how your reasoning or how you know these measures could stand improvement from the chart data.</text:p>
      <text:p text:style-name="P1"/>
      <text:p text:style-name="P1"/>
      <text:p text:style-name="P1"/>
      <text:p text:style-name="P1"/>
      <text:p text:style-name="P1"/>
      <text:p text:style-name="P1">4. Based on the information in the chart and what you have analyzed above, where are some places that Austin needs to dedicate additional funds to in its 2017 budget?</text:p>
      <text:p text:style-name="P1"/>
      <text:p text:style-name="P1"/>
      <text:p text:style-name="P1"/>
      <text:p text:style-name="P1"/>
      <text:p text:style-name="P1">5. Based on the information in the chart and what you have analyzed above, where are some places that Austin could dedicate less funds to in its 2017 bu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8-01-06T11:18:34</meta:creation-date>
    <meta:document-statistic meta:table-count="0" meta:image-count="0" meta:object-count="0" meta:page-count="1" meta:paragraph-count="14" meta:word-count="221" meta:character-count="1274"/>
    <dc:date>2018-01-06T11:23:21</dc:date>
    <dc:creator>Iona Olive</dc:creator>
    <meta:editing-duration>PT4M48S</meta:editing-duration>
    <meta:editing-cycles>1</meta:editing-cycles>
    <meta:generator>OpenOffice/4.1.3$Unix OpenOffice.org_project/413m1$Build-9783</meta:generator>
  </office:meta>
</office:document-meta>
</file>